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Tyler, Wes, Murray</text:p>
      <text:p text:style-name="Standard">## System Test NotAdult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0X” when the “Enter patientID” dialog pops up</text:p>
      <text:p text:style-name="Standard"/>
      <text:p text:style-name="Standard">The app should now display the message dialog:” Patient 10000X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120.0” when prompted for the patient’s heart rate.</text:p>
      <text:p text:style-name="Standard">10. Type “4.0” when prompted for the patient’s WBC count.</text:p>
      <text:p text:style-name="Standard">11. Type “Y” when prompted for information related to whether or not the patient is inpatient.</text:p>
      <text:p text:style-name="Standard">12. Type “Y” when prompted for information related to whether or not the patient is responsive.</text:p>
      <text:p text:style-name="Standard">13. <text:s/>Type “N” when prompted for information related to whether or not the patient has cardiac arrhythmia.</text:p>
      <text:p text:style-name="Standard">14. Type “N” when prompted for information related to whether or not the patient has a decline in baseline mental status.</text:p>
      <text:p text:style-name="Standard">15. Type “N” when prompted for information related to whether or not the patient has an infected skin wound.</text:p>
      <text:p text:style-name="Standard">16. Type “N” when prompted for information related to whether or not the patient has an infected invasive device.</text:p>
      <text:p text:style-name="Standard">17. <text:s/>Type “Y” when prompted for information related to whether or not the patient has an infected recent surgical procedure.</text:p>
      <text:p text:style-name="Standard">18. <text:s/>Type “Y” when prompted for information related to whether or not the patient is immunocompromised.</text:p>
      <text:p text:style-name="Standard">19. Type “150.0” when prompted for the patient’s baseline respiratory PaOxy/FaOxy.</text:p>
      <text:p text:style-name="Standard">20. Type “500.0” when prompted for the patient’s current respiratory PaOxy/FaOxy.</text:p>
      <text:p text:style-name="Standard">21. Type “18.0” when prompted for the patient’s baseline coagulation platelets.</text:p>
      <text:p text:style-name="Standard">22. Type “18.0” when prompted for the patient’s current coagulation platelets.</text:p>
      <text:p text:style-name="Standard">23. Type “13.0” when prompted for the patient’s baseline use of liver bilirubin.</text:p>
      <text:p text:style-name="Standard">24. Type “13.0” when prompted for the patient’s current use of liver bilirubin.</text:p>
      <text:p text:style-name="Standard">25. <text:s/>Type “16” when prompted for the patient’s baseline use of dopamine.</text:p>
      <text:p text:style-name="Standard">26. <text:s/>Type “16” when prompted for the patient’s current use of dopamine.</text:p>
      <text:p text:style-name="Standard">27. Type “N” when prompted for information related to whether or not the patient had used any dobutamine yesterday.</text:p>
      <text:p text:style-name="Standard">28. Type “Y” when prompted for information related to whether or not the patient had used any dobutamine recently.</text:p>
      <text:p text:style-name="Standard">29. Type “.2” when prompted for the patient’s baseline use of epinephrine.</text:p>
      <text:p text:style-name="Standard">30. Type “.2” when prompted for the patient’s current use of epinephrine.</text:p>
      <text:p text:style-name="Standard">31. Type “.2” when prompted for the patient’s baseline use of norepinephrine.</text:p>
      <text:p text:style-name="Standard">32. Type “.2” when prompted for the patient’s current use of norepinephrine.</text:p>
      <text:p text:style-name="Standard">33. Type “5” when prompted for the patient’s baseline glasglow coma scale.</text:p>
      <text:p text:style-name="Standard">34. Type “5” when prompted for the patient’s current Glasgow coma scale.</text:p>
      <text:p text:style-name="Standard"/>
      <text:p text:style-name="Standard"><text:soft-page-break/>#Expected Result is NON_ADULT</text:p>
      <text:p text:style-name="Standard"/>
      <text:p text:style-name="Standard">Blake John Johnson</text:p>
      <text:p text:style-name="Standard">## System Test Pregnant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1V” when the “Enter patientID” dialog pops up</text:p>
      <text:p text:style-name="Standard"/>
      <text:p text:style-name="Standard">The app should now display the message dialog:” Patient 10000X exists“.</text:p>
      <text:p text:style-name="Standard"/>
      <text:p text:style-name="Standard">7. Type “Y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100.0” when prompted for the patient’s heart rate.</text:p>
      <text:p text:style-name="Standard">10. Type “1.0” when prompted for the patient’s WBC count.</text:p>
      <text:p text:style-name="Standard">11. Type “Y” when prompted for information related to whether or not the patient is inpatient.</text:p>
      <text:p text:style-name="Standard">12. Type “Y” when prompted for information related to whether or not the patient is responsive.</text:p>
      <text:p text:style-name="Standard">13. <text:s/>Type “N” when prompted for information related to whether or not the patient has cardiac arrhythmia.</text:p>
      <text:p text:style-name="Standard">14. Type “N” when prompted for information related to whether or not the patient has a decline in baseline mental status.</text:p>
      <text:p text:style-name="Standard">15. Type “N” when prompted for information related to whether or not the patient has an infected skin wound.</text:p>
      <text:p text:style-name="Standard">16. Type “N” when prompted for information related to whether or not the patient has an infected invasive device.</text:p>
      <text:p text:style-name="Standard">17. <text:s/>Type “Y” when prompted for information related to whether or not the patient has an infected recent surgical procedure.</text:p>
      <text:p text:style-name="Standard">18. <text:s/>Type “Y” when prompted for information related to whether or not the patient is immunocompromised.</text:p>
      <text:p text:style-name="Standard">19. Type “150.0” when prompted for the patient’s baseline respiratory PaOxy/FaOxy.</text:p>
      <text:p text:style-name="Standard">20. Type “500.0” when prompted for the patient’s current respiratory PaOxy/FaOxy.</text:p>
      <text:p text:style-name="Standard">21. Type “18.0” when prompted for the patient’s baseline coagulation platelets.</text:p>
      <text:p text:style-name="Standard">22. Type “18.0” when prompted for the patient’s current coagulation platelets.</text:p>
      <text:p text:style-name="Standard">23. Type “13.0” when prompted for the patient’s baseline use of liver bilirubin.</text:p>
      <text:p text:style-name="Standard">24. Type “13.0” when prompted for the patient’s current use of liver bilirubin.</text:p>
      <text:p text:style-name="Standard">25. <text:s/>Type “16.0” when prompted for the patient’s baseline use of dopamine.</text:p>
      <text:p text:style-name="Standard">26. <text:s/>Type “16.0” when prompted for the patient’s current use of dopamine.</text:p>
      <text:p text:style-name="Standard">27. Type “N” when prompted for information related to whether or not the patient had used any dobutamine yesterday.</text:p>
      <text:p text:style-name="Standard">28. Type “N” when prompted for information related to whether or not the patient had used any dobutamine recently.</text:p>
      <text:p text:style-name="Standard">29. Type “.2” when prompted for the patient’s baseline use of epinephrine.</text:p>
      <text:p text:style-name="Standard">30. Type “.2” when prompted for the patient’s current use of epinephrine.</text:p>
      <text:p text:style-name="Standard">31. Type “.2” when prompted for the patient’s baseline use of norepinephrine.</text:p>
      <text:p text:style-name="Standard">32. Type “.2” when prompted for the patient’s current use of norepinephrine.</text:p>
      <text:p text:style-name="Standard">33. Type “5” when prompted for the patient’s baseline Glasgow coma scale.</text:p>
      <text:p text:style-name="Standard">34. Type “5” when prompted for the patient’s current Glasgow coma scale.</text:p>
      <text:p text:style-name="Standard"><text:soft-page-break/></text:p>
      <text:p text:style-name="Standard">#Expected Result: PREGNANT_PATIENT</text:p>
      <text:p text:style-name="Standard"/>
      <text:p text:style-name="Standard">Vince Kay John</text:p>
      <text:p text:style-name="Standard">## System Test NotResponsive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2T” when the “Enter patientID” dialog pops up</text:p>
      <text:p text:style-name="Standard"/>
      <text:p text:style-name="Standard">The app should now display the message dialog:” Patient 10000X exists“.</text:p>
      <text:p text:style-name="Standard"/>
      <text:p text:style-name="Standard">7. Type “N” when prompted for information related to whether or not the patient is pregnant.</text:p>
      <text:p text:style-name="Standard">8. Type “Y” when prompted for information related to the need for vasopressor support.</text:p>
      <text:p text:style-name="Standard">9. Type “100.0” when prompted for the patient’s heart rate.</text:p>
      <text:p text:style-name="Standard">10. Type “2.0” when prompted for the patient’s WBC count.</text:p>
      <text:p text:style-name="Standard">11. Type “Y” when prompted for information related to whether or not the patient is inpatient.</text:p>
      <text:p text:style-name="Standard">12. Type “N” when prompted for information related to whether or not the patient is responsive.</text:p>
      <text:p text:style-name="Standard">13. <text:s/>Type “Y” when prompted for information related to whether or not the patient has cardiac arrhythmia.</text:p>
      <text:p text:style-name="Standard">14. Type “N” when prompted for information related to whether or not the patient has a decline in baseline mental status.</text:p>
      <text:p text:style-name="Standard">15. Type “N” when prompted for information related to whether or not the patient has an infected skin wound.</text:p>
      <text:p text:style-name="Standard">16. Type “N” when prompted for information related to whether or not the patient has an infected invasive device.</text:p>
      <text:p text:style-name="Standard">17. <text:s/>Type “Y” when prompted for information related to whether or not the patient has an infected recent surgical procedure.</text:p>
      <text:p text:style-name="Standard">18. <text:s/>Type “N” when prompted for information related to whether or not the patient is immunocompromised.</text:p>
      <text:p text:style-name="Standard">19. Type “2.0” when prompted for the patient’s baseline respiratory PaOxy/FaOxy.</text:p>
      <text:p text:style-name="Standard">20. Type “2.0” when prompted for the patient’s current respiratory PaOxy/FaOxy.</text:p>
      <text:p text:style-name="Standard">21. Type “1.0” when prompted for the patient’s baseline coagulation platelets.</text:p>
      <text:p text:style-name="Standard">22. Type “1.0” when prompted for the patient’s current coagulation platelets.</text:p>
      <text:p text:style-name="Standard">23. Type “2.0” when prompted for the patient’s baseline use of liver bilirubin.</text:p>
      <text:p text:style-name="Standard">24. Type “2.0” when prompted for the patient’s current use of liver bilirubin.</text:p>
      <text:p text:style-name="Standard">25. <text:s/>Type “3.0” when prompted for the patient’s baseline use of dopamine.</text:p>
      <text:p text:style-name="Standard">26. <text:s/>Type “3.0” when prompted for the patient’s current use of dopamine.</text:p>
      <text:p text:style-name="Standard">27. Type “Y” when prompted for information related to whether or not the patient had used any dobutamine yesterday.</text:p>
      <text:p text:style-name="Standard">28. Type “Y” when prompted for information related to whether or not the patient had used any dobutamine recently.</text:p>
      <text:p text:style-name="Standard">29. Type “1.0” when prompted for the patient’s baseline use of epinephrine.</text:p>
      <text:p text:style-name="Standard">30. Type “1.0” when prompted for the patient’s current use of epinephrine.</text:p>
      <text:p text:style-name="Standard">31. Type “2.4” when prompted for the patient’s baseline use of norepinephrine.</text:p>
      <text:p text:style-name="Standard">32. Type “2.4” when prompted for the patient’s current use of norepinephrine.</text:p>
      <text:p text:style-name="Standard">33. Type “2.2” when prompted for the patient’s baseline Glasgow coma scale.</text:p>
      <text:p text:style-name="Standard"><text:soft-page-break/>34. Type “2.2” when prompted for the patient’s current Glasgow coma scale.</text:p>
      <text:p text:style-name="Standard"/>
      <text:p text:style-name="Standard">#Expected Result: CODE_BLUE</text:p>
      <text:p text:style-name="Standard"/>
      <text:p text:style-name="Standard">Aly Em Johnson</text:p>
      <text:p text:style-name="Standard">## System Test StableNotSepsisNotOrganDsyfunction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3P” when the “Enter patientID” dialog pops up</text:p>
      <text:p text:style-name="Standard"/>
      <text:p text:style-name="Standard">The app should now display the message dialog:” Patient 10000X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120.0” when prompted for the patient’s heart rate.</text:p>
      <text:p text:style-name="Standard">10. Type “4.0” when prompted for the patient’s WBC count.</text:p>
      <text:p text:style-name="Standard">11. Type “Y” when prompted for information related to whether or not the patient is inpatient.</text:p>
      <text:p text:style-name="Standard">12. Type “Y” when prompted for information related to whether or not the patient is responsive.</text:p>
      <text:p text:style-name="Standard">13. <text:s/>Type “N” when prompted for information related to whether or not the patient has cardiac arrhythmia.</text:p>
      <text:p text:style-name="Standard">14. Type “N” when prompted for information related to whether or not the patient has a decline in baseline mental status.</text:p>
      <text:p text:style-name="Standard">15. Type “N” when prompted for information related to whether or not the patient has an infected skin wound.</text:p>
      <text:p text:style-name="Standard">16. Type “N” when prompted for information related to whether or not the patient has an infected invasive device.</text:p>
      <text:p text:style-name="Standard">17. <text:s/>Type “N” when prompted for information related to whether or not the patient has an infected recent surgical procedure.</text:p>
      <text:p text:style-name="Standard">18. <text:s/>Type “N” when prompted for information related to whether or not the patient is immunocompromised.</text:p>
      <text:p text:style-name="Standard">19. Type “500.0” when prompted for the patient’s baseline respiratory PaOxy/FaOxy.</text:p>
      <text:p text:style-name="Standard">20. Type “500.0” when prompted for the patient’s current respiratory PaOxy/FaOxy.</text:p>
      <text:p text:style-name="Standard">21. Type “18.0” when prompted for the patient’s baseline coagulation platelets.</text:p>
      <text:p text:style-name="Standard">22. Type “18.0” when prompted for the patient’s current coagulation platelets.</text:p>
      <text:p text:style-name="Standard">23. Type “13.0” when prompted for the patient’s baseline use of liver bilirubin.</text:p>
      <text:p text:style-name="Standard">24. Type “13.0” when prompted for the patient’s current use of liver bilirubin.</text:p>
      <text:p text:style-name="Standard">25. <text:s/>Type “16.0” when prompted for the patient’s baseline use of dopamine.</text:p>
      <text:p text:style-name="Standard">26. <text:s/>Type “16.0” when prompted for the patient’s current use of dopamine.</text:p>
      <text:p text:style-name="Standard">27. Type “N” when prompted for information related to whether or not the patient had used any dobutamine yesterday.</text:p>
      <text:p text:style-name="Standard">28. Type “N” when prompted for information related to whether or not the patient had used any dobutamine recently.</text:p>
      <text:p text:style-name="Standard">29. Type “.2” when prompted for the patient’s baseline use of epinephrine.</text:p>
      <text:p text:style-name="Standard">30. Type “.2” when prompted for the patient’s current use of epinephrine.</text:p>
      <text:p text:style-name="Standard">31. Type “.2” when prompted for the patient’s baseline use of norepinephrine.</text:p>
      <text:p text:style-name="Standard">32. Type “.2” when prompted for the patient’s current use of norepinephrine.</text:p>
      <text:p text:style-name="Standard"><text:soft-page-break/>33. Type “5” when prompted for the patient’s baseline Glasgow coma scale.</text:p>
      <text:p text:style-name="Standard">34. Type “5” when prompted for the patient’s current Glasgow coma scale.</text:p>
      <text:p text:style-name="Standard"/>
      <text:p text:style-name="Standard">#Expected Result: CONTINUE_MONITORING</text:p>
      <text:p text:style-name="Standard"/>
      <text:p text:style-name="Standard">Nate Wong Jackson</text:p>
      <text:p text:style-name="Standard">## System Test StableNotSepsisNotInfection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4M” when the “Enter patientID” dialog pops up</text:p>
      <text:p text:style-name="Standard"/>
      <text:p text:style-name="Standard">The app should now display the message dialog:” Patient 10000X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120.0” when prompted for the patient’s heart rate.</text:p>
      <text:p text:style-name="Standard">10. Type “2.0” when prompted for the patient’s WBC count.</text:p>
      <text:p text:style-name="Standard">11. Type “Y” when prompted for information related to whether or not the patient is inpatient.</text:p>
      <text:p text:style-name="Standard">12. Type “Y” when prompted for information related to whether or not the patient is responsive.</text:p>
      <text:p text:style-name="Standard">13. <text:s/>Type “N” when prompted for information related to whether or not the patient has cardiac arrhythmia.</text:p>
      <text:p text:style-name="Standard">14. Type “N” when prompted for information related to whether or not the patient has a decline in baseline mental status.</text:p>
      <text:p text:style-name="Standard">15. Type “N” when prompted for information related to whether or not the patient has an infected skin wound.</text:p>
      <text:p text:style-name="Standard">16. Type “N” when prompted for information related to whether or not the patient has an infected invasive device.</text:p>
      <text:p text:style-name="Standard">17. <text:s/>Type “N” when prompted for information related to whether or not the patient has an infected recent surgical procedure.</text:p>
      <text:p text:style-name="Standard">18. <text:s/>Type “N” when prompted for information related to whether or not the patient is immunocompromised.</text:p>
      <text:p text:style-name="Standard">19. Type “150.0” when prompted for the patient’s baseline respiratory PaOxy/FaOxy.</text:p>
      <text:p text:style-name="Standard">20. Type “500.0” when prompted for the patient’s current respiratory PaOxy/FaOxy.</text:p>
      <text:p text:style-name="Standard">21. Type “18.0” when prompted for the patient’s baseline coagulation platelets.</text:p>
      <text:p text:style-name="Standard">22. Type “18.0” when prompted for the patient’s current coagulation platelets.</text:p>
      <text:p text:style-name="Standard">23. Type “13.0” when prompted for the patient’s baseline use of liver bilirubin.</text:p>
      <text:p text:style-name="Standard">24. Type “13.0” when prompted for the patient’s current use of liver bilirubin.</text:p>
      <text:p text:style-name="Standard">25. <text:s/>Type “16.0” when prompted for the patient’s baseline use of dopamine.</text:p>
      <text:p text:style-name="Standard">26. <text:s/>Type “16.0” when prompted for the patient’s current use of dopamine.</text:p>
      <text:p text:style-name="Standard">27. Type “N” when prompted for information related to whether or not the patient had used any dobutamine yesterday.</text:p>
      <text:p text:style-name="Standard">28. Type “N” when prompted for information related to whether or not the patient had used any dobutamine recently.</text:p>
      <text:p text:style-name="Standard">29. Type “.2” when prompted for the patient’s baseline use of epinephrine.</text:p>
      <text:p text:style-name="Standard">30. Type “.2” when prompted for the patient’s current use of epinephrine.</text:p>
      <text:p text:style-name="Standard">31. Type “.2” when prompted for the patient’s baseline use of norepinephrine.</text:p>
      <text:p text:style-name="Standard"><text:soft-page-break/>32. Type “.2” when prompted for the patient’s current use of norepinephrine.</text:p>
      <text:p text:style-name="Standard">33. Type “5” when prompted for the patient’s baseline Glasgow coma scale.</text:p>
      <text:p text:style-name="Standard">34. Type “5” when prompted for the patient’s current Glasgow coma scale.</text:p>
      <text:p text:style-name="Standard"/>
      <text:p text:style-name="Standard">#Expected Result: CONTINUE_MONITORING</text:p>
      <text:p text:style-name="Standard"/>
      <text:p text:style-name="Standard">## System Test UnstableSepticShock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0X” when the “Enter patientID” dialog pops up</text:p>
      <text:p text:style-name="Standard"/>
      <text:p text:style-name="Standard">The app should now display the message dialog:” Patient 10000X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120.0” when prompted for the patient’s heart rate.</text:p>
      <text:p text:style-name="Standard">10. Type “2.0” when prompted for the patient’s WBC count.</text:p>
      <text:p text:style-name="Standard">11. Type “Y” when prompted for information related to whether or not the patient is inpatient.</text:p>
      <text:p text:style-name="Standard">12. Type “Y” when prompted for information related to whether or not the patient is responsive.</text:p>
      <text:p text:style-name="Standard">13. <text:s/>Type “N” when prompted for information related to whether or not the patient has cardiac arrhythmia.</text:p>
      <text:p text:style-name="Standard">14. Type “N” when prompted for information related to whether or not the patient has a decline in baseline mental status.</text:p>
      <text:p text:style-name="Standard">15. Type “N” when prompted for information related to whether or not the patient has an infected skin wound.</text:p>
      <text:p text:style-name="Standard">16. Type “N” when prompted for information related to whether or not the patient has an infected invasive device.</text:p>
      <text:p text:style-name="Standard">17. <text:s/>Type “Y” when prompted for information related to whether or not the patient has an infected recent surgical procedure.</text:p>
      <text:p text:style-name="Standard">18. <text:s/>Type “Y” when prompted for information related to whether or not the patient is immunocompromised.</text:p>
      <text:p text:style-name="Standard">19. Type “150.0” when prompted for the patient’s baseline respiratory PaOxy/FaOxy.</text:p>
      <text:p text:style-name="Standard">20. Type “500.0” when prompted for the patient’s current respiratory PaOxy/FaOxy.</text:p>
      <text:p text:style-name="Standard">21. Type “18.0” when prompted for the patient’s baseline coagulation platelets.</text:p>
      <text:p text:style-name="Standard">22. Type “18.0” when prompted for the patient’s current coagulation platelets.</text:p>
      <text:p text:style-name="Standard">23. Type “13.0” when prompted for the patient’s baseline use of liver bilirubin.</text:p>
      <text:p text:style-name="Standard">24. Type “13.0” when prompted for the patient’s current use of liver bilirubin.</text:p>
      <text:p text:style-name="Standard">25. <text:s/>Type “16.0” when prompted for the patient’s baseline use of dopamine.</text:p>
      <text:p text:style-name="Standard">26. <text:s/>Type “16.0” when prompted for the patient’s current use of dopamine.</text:p>
      <text:p text:style-name="Standard">27. Type “N” when prompted for information related to whether or not the patient had used any dobutamine yesterday.</text:p>
      <text:p text:style-name="Standard">28. Type “N” when prompted for information related to whether or not the patient had used any dobutamine recently.</text:p>
      <text:p text:style-name="Standard">29. Type “.2” when prompted for the patient’s baseline use of epinephrine.</text:p>
      <text:p text:style-name="Standard">30. Type “.2” when prompted for the patient’s current use of epinephrine.</text:p>
      <text:p text:style-name="Standard">31. Type “.2” when prompted for the patient’s baseline use of norepinephrine.</text:p>
      <text:p text:style-name="Standard"><text:soft-page-break/>32. Type “.2” when prompted for the patient’s current use of norepinephrine.</text:p>
      <text:p text:style-name="Standard">33. Type “5” when prompted for the patient’s baseline Glasgow coma scale.</text:p>
      <text:p text:style-name="Standard">34. Type “5” when prompted for the patient’s current Glasgow coma scale.</text:p>
      <text:p text:style-name="Standard"/>
      <text:p text:style-name="Standard">#Expected Result: SEPTIC_SHOCK</text:p>
      <text:p text:style-name="Standard"/>
      <text:p text:style-name="Standard">## System Test UnstableSepsis //FAILED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7F” when the “Enter patientID” dialog pops up</text:p>
      <text:p text:style-name="Standard"/>
      <text:p text:style-name="Standard">The app should now display the message dialog:” Patient 10007F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Y” when prompted for information related to whether or not the patient is inpatient.</text:p>
      <text:p text:style-name="Standard">10. Type “Y” when prompted for information related to whether or not the patient is responsive.</text:p>
      <text:p text:style-name="Standard">11. <text:s/>Type “Y” when prompted for information related to whether or not the patient has cardiac arrhythmia.</text:p>
      <text:p text:style-name="Standard">12. Type “N” when prompted for information related to whether or not the patient has a decline in baseline mental status.</text:p>
      <text:p text:style-name="Standard">13. Type “N” when prompted for information related to whether or not the patient has an infected skin wound.</text:p>
      <text:p text:style-name="Standard">14. Type “N” when prompted for information related to whether or not the patient has an infected invasive device.</text:p>
      <text:p text:style-name="Standard">15. <text:s/>Type “Y” when prompted for information related to whether or not the patient has an infected recent surgical procedure.</text:p>
      <text:p text:style-name="Standard">16. <text:s/>Type “Y” when prompted for information related to whether or not the patient is immunocompromised.</text:p>
      <text:p text:style-name="Standard">17. Type “250.0” when prompted for the patient’s baseline respiratory PaOxy/FaOxy.</text:p>
      <text:p text:style-name="Standard">18. Type “50.0” when prompted for the patient’s current respiratory PaOxy/FaOxy.</text:p>
      <text:p text:style-name="Standard">19. <text:s/>Type “2.0” when prompted for the patient’s baseline use of dopamine.</text:p>
      <text:p text:style-name="Standard">20. <text:s/>Type “16.0” when prompted for the patient’s current use of dopamine.</text:p>
      <text:p text:style-name="Standard">21. Type “N” when prompted for information related to whether or not the patient had used any dobutamine yesterday.</text:p>
      <text:p text:style-name="Standard">22. Type “N” when prompted for information related to whether or not the patient had used any dobutamine recently.</text:p>
      <text:p text:style-name="Standard">23. Type “.2” when prompted for the patient’s baseline use of epinephrine.</text:p>
      <text:p text:style-name="Standard">24. Type “.2” when prompted for the patient’s current use of epinephrine.</text:p>
      <text:p text:style-name="Standard">25. Type “.2” when prompted for the patient’s baseline use of norepinephrine.</text:p>
      <text:p text:style-name="Standard">26. Type “.2” when prompted for the patient’s current use of norepinephrine.</text:p>
      <text:p text:style-name="Standard">27. Type “11” when prompted for the patient’s baseline Glasgow coma scale.</text:p>
      <text:p text:style-name="Standard">28. Type “5” when prompted for the patient’s current Glasgow coma scale.</text:p>
      <text:p text:style-name="Standard"/>
      <text:p text:style-name="Standard">#Expected Result: SEPSIS</text:p>
      <text:p text:style-name="Standard"/>
      <text:p text:style-name="Standard"><text:soft-page-break/>## System Test StableSepsis //FAILED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8D” when the “Enter patientID” dialog pops up</text:p>
      <text:p text:style-name="Standard"/>
      <text:p text:style-name="Standard">The app should now display the message dialog:” Patient 10008D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Y” when prompted for information related to whether or not the patient is inpatient.</text:p>
      <text:p text:style-name="Standard">10. Type “Y” when prompted for information related to whether or not the patient is responsive.</text:p>
      <text:p text:style-name="Standard">11. <text:s/>Type “N” when prompted for information related to whether or not the patient has cardiac arrhythmia.</text:p>
      <text:p text:style-name="Standard">12. Type “N” when prompted for information related to whether or not the patient has a decline in baseline mental status.</text:p>
      <text:p text:style-name="Standard">13. Type “N” when prompted for information related to whether or not the patient has an infected skin wound.</text:p>
      <text:p text:style-name="Standard">14. Type “N” when prompted for information related to whether or not the patient has an infected invasive device.</text:p>
      <text:p text:style-name="Standard">15. <text:s/>Type “Y” when prompted for information related to whether or not the patient has an infected recent surgical procedure.</text:p>
      <text:p text:style-name="Standard">16. <text:s/>Type “Y” when prompted for information related to whether or not the patient is immunocompromised.</text:p>
      <text:p text:style-name="Standard">17. Type “150.0” when prompted for the patient’s baseline respiratory PaOxy/FaOxy.</text:p>
      <text:p text:style-name="Standard">18. Type “500.0” when prompted for the patient’s current respiratory PaOxy/FaOxy.</text:p>
      <text:p text:style-name="Standard">19. <text:s/>Type “6.0” when prompted for the patient’s baseline use of dopamine.</text:p>
      <text:p text:style-name="Standard">20. <text:s/>Type “6.0” when prompted for the patient’s current use of dopamine.</text:p>
      <text:p text:style-name="Standard">21. Type “N” when prompted for information related to whether or not the patient had used any dobutamine yesterday.</text:p>
      <text:p text:style-name="Standard">22. Type “N” when prompted for information related to whether or not the patient had used any dobutamine recently.</text:p>
      <text:p text:style-name="Standard">23. Type “.2” when prompted for the patient’s baseline use of epinephrine.</text:p>
      <text:p text:style-name="Standard">24. Type “.2” when prompted for the patient’s current use of epinephrine.</text:p>
      <text:p text:style-name="Standard">25. Type “.2” when prompted for the patient’s baseline use of norepinephrine.</text:p>
      <text:p text:style-name="Standard">26. Type “.2” when prompted for the patient’s current use of norepinephrine.</text:p>
      <text:p text:style-name="Standard">27. Type “5” when prompted for the patient’s baseline Glasgow coma scale.</text:p>
      <text:p text:style-name="Standard">28. Type “5” when prompted for the patient’s current Glasgow coma scale.</text:p>
      <text:p text:style-name="Standard"/>
      <text:p text:style-name="Standard">#Expected Result: SEPSIS</text:p>
      <text:p text:style-name="Standard"/>
      <text:p text:style-name="Standard">## System Test StableSepicShock //FAILED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<text:soft-page-break/>6. <text:s/>Type the patientID “10009A” when the “Enter patientID” dialog pops up</text:p>
      <text:p text:style-name="Standard"/>
      <text:p text:style-name="Standard">The app should now display the message dialog:” Patient 10009A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Y” when prompted for information related to whether or not the patient is inpatient.</text:p>
      <text:p text:style-name="Standard">10. Type “Y” when prompted for information related to whether or not the patient is responsive.</text:p>
      <text:p text:style-name="Standard">11. <text:s/>Type “N” when prompted for information related to whether or not the patient has cardiac arrhythmia.</text:p>
      <text:p text:style-name="Standard">12. Type “N” when prompted for information related to whether or not the patient has a decline in baseline mental status.</text:p>
      <text:p text:style-name="Standard">13. Type “N” when prompted for information related to whether or not the patient has an infected skin wound.</text:p>
      <text:p text:style-name="Standard">14. Type “N” when prompted for information related to whether or not the patient has an infected invasive device.</text:p>
      <text:p text:style-name="Standard">15. <text:s/>Type “Y” when prompted for information related to whether or not the patient has an infected recent surgical procedure.</text:p>
      <text:p text:style-name="Standard">16. <text:s/>Type “Y” when prompted for information related to whether or not the patient is immunocompromised.</text:p>
      <text:p text:style-name="Standard">17. Type “150.0” when prompted for the patient’s baseline respiratory PaOxy/FaOxy.</text:p>
      <text:p text:style-name="Standard">18. Type “500.0” when prompted for the patient’s current respiratory PaOxy/FaOxy.</text:p>
      <text:p text:style-name="Standard">19. <text:s/>Type “16.0” when prompted for the patient’s baseline use of dopamine.</text:p>
      <text:p text:style-name="Standard">20. <text:s/>Type “16.0” when prompted for the patient’s current use of dopamine.</text:p>
      <text:p text:style-name="Standard">21. Type “N” when prompted for information related to whether or not the patient had used any dobutamine yesterday.</text:p>
      <text:p text:style-name="Standard">22. Type “N” when prompted for information related to whether or not the patient had used any dobutamine recently.</text:p>
      <text:p text:style-name="Standard">23. Type “.2” when prompted for the patient’s baseline use of epinephrine.</text:p>
      <text:p text:style-name="Standard">24. Type “.2” when prompted for the patient’s current use of epinephrine.</text:p>
      <text:p text:style-name="Standard">25. Type “.2” when prompted for the patient’s baseline use of norepinephrine.</text:p>
      <text:p text:style-name="Standard">26. Type “.2” when prompted for the patient’s current use of norepinephrine.</text:p>
      <text:p text:style-name="Standard">27. Type “5” when prompted for the patient’s baseline Glasgow coma scale.</text:p>
      <text:p text:style-name="Standard">28. Type “5” when prompted for the patient’s current Glasgow coma scale.</text:p>
      <text:p text:style-name="Standard"/>
      <text:p text:style-name="Standard">#Expected Result: SEPTIC_SHOCK</text:p>
      <text:p text:style-name="Standard"/>
      <text:p text:style-name="Standard">## System Test NotResponsiveNotInpatientStatus</text:p>
      <text:p text:style-name="Standard"/>
      <text:p text:style-name="Standard">Frank Smith </text:p>
      <text:p text:style-name="Standard"/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1V” when the “Enter patientID” dialog pops up</text:p>
      <text:p text:style-name="Standard"/>
      <text:p text:style-name="Standard">The app should now display the message dialog:” Patient 10001V exists“.</text:p>
      <text:p text:style-name="Standard"><text:soft-page-break/></text:p>
      <text:p text:style-name="Standard">7. Type “N” when prompted for information related to whether or not the patient is pregnant.</text:p>
      <text:p text:style-name="Standard">8. Type “Y” when prompted for information related to the need for vasopressor support.</text:p>
      <text:p text:style-name="Standard">9. Type “Y” when prompted for information related to whether or not the patient is inpatient.</text:p>
      <text:p text:style-name="Standard">10. Type “N” when prompted for information related to whether or not the patient is responsive.</text:p>
      <text:p text:style-name="Standard">11. <text:s/>Type “Y” when prompted for information related to whether or not the patient has cardiac arrhythmia.</text:p>
      <text:p text:style-name="Standard">12. Type “N” when prompted for information related to whether or not the patient has a decline in baseline mental status.</text:p>
      <text:p text:style-name="Standard">13. Type “N” when prompted for information related to whether or not the patient has an infected skin wound.</text:p>
      <text:p text:style-name="Standard">14. Type “N” when prompted for information related to whether or not the patient has an infected invasive device.</text:p>
      <text:p text:style-name="Standard">15. <text:s/>Type “Y” when prompted for information related to whether or not the patient has an infected recent surgical procedure.</text:p>
      <text:p text:style-name="Standard">16. <text:s/>Type “N” when prompted for information related to whether or not the patient is immunocompromised.</text:p>
      <text:p text:style-name="Standard">17. Type “150.0” when prompted for the patient’s baseline respiratory PaOxy/FaOxy.</text:p>
      <text:p text:style-name="Standard">18. Type “500.0” when prompted for the patient’s current respiratory PaOxy/FaOxy.</text:p>
      <text:p text:style-name="Standard">19. <text:s/>Type “3.0” when prompted for the patient’s baseline use of dopamine.</text:p>
      <text:p text:style-name="Standard">20. <text:s/>Type “3.0” when prompted for the patient’s current use of dopamine.</text:p>
      <text:p text:style-name="Standard">21. Type “Y” when prompted for information related to whether or not the patient had used any dobutamine yesterday.</text:p>
      <text:p text:style-name="Standard">22. Type “Y” when prompted for information related to whether or not the patient had used any dobutamine recently.</text:p>
      <text:p text:style-name="Standard">23. Type “1.0” when prompted for the patient’s baseline use of epinephrine.</text:p>
      <text:p text:style-name="Standard">24. Type “1.0” when prompted for the patient’s current use of epinephrine.</text:p>
      <text:p text:style-name="Standard">25. Type “2.4” when prompted for the patient’s baseline use of norepinephrine.</text:p>
      <text:p text:style-name="Standard">26. Type “2.4” when prompted for the patient’s current use of norepinephrine.</text:p>
      <text:p text:style-name="Standard">27. Type “2.2” when prompted for the patient’s baseline Glasgow coma scale.</text:p>
      <text:p text:style-name="Standard">28. Type “2.2” when prompted for the patient’s current Glasgow coma scale.</text:p>
      <text:p text:style-name="Standard"/>
      <text:p text:style-name="Standard">#Expected Result: INDETERMINATE</text:p>
      <text:p text:style-name="Standard"/>
      <text:p text:style-name="Standard">## System Test indeterminateNotEnoughData //Reese Bender //PASSED</text:p>
      <text:p text:style-name="Standard"/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A8” when the “Enter patientID” dialog pops up</text:p>
      <text:p text:style-name="Standard"/>
      <text:p text:style-name="Standard">The app should now display the message dialog:” Patient 1000A8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Y” when prompted for information related to whether or not the patient is inpatient.</text:p>
      <text:p text:style-name="Standard">10. Type “Y” when prompted for information related to whether or not the patient is responsive.</text:p>
      <text:p text:style-name="Standard"><text:soft-page-break/>11. <text:s/>Type “N” when prompted for information related to whether or not the patient has cardiac arrhythmia.</text:p>
      <text:p text:style-name="Standard">12. Type “N” when prompted for information related to whether or not the patient has a decline in baseline mental status.</text:p>
      <text:p text:style-name="Standard">13. Type “N” when prompted for information related to whether or not the patient has an infected skin wound.</text:p>
      <text:p text:style-name="Standard">14. Type “N” when prompted for information related to whether or not the patient has an infected invasive device.</text:p>
      <text:p text:style-name="Standard">15. <text:s/>Type “Y” when prompted for information related to whether or not the patient has an infected recent surgical procedure.</text:p>
      <text:p text:style-name="Standard">16. <text:s/>Type “Y” when prompted for information related to whether or not the patient is immunocompromised.</text:p>
      <text:p text:style-name="Standard">17. Type “150.0” when prompted for the patient’s baseline respiratory PaOxy/FaOxy.</text:p>
      <text:p text:style-name="Standard">18. Type “500.0” when prompted for the patient’s current respiratory PaOxy/FaOxy.</text:p>
      <text:p text:style-name="Standard">19. <text:s/>Type “6.0” when prompted for the patient’s baseline use of dopamine.</text:p>
      <text:p text:style-name="Standard">20. <text:s/>Type “6.0” when prompted for the patient’s current use of dopamine.</text:p>
      <text:p text:style-name="Standard">21. Type “N” when prompted for information related to whether or not the patient had used any dobutamine yesterday.</text:p>
      <text:p text:style-name="Standard">22. Type “N” when prompted for information related to whether or not the patient had used any dobutamine recently.</text:p>
      <text:p text:style-name="Standard">23. Type “.2” when prompted for the patient’s baseline use of epinephrine.</text:p>
      <text:p text:style-name="Standard">24. Type “.2” when prompted for the patient’s current use of epinephrine.</text:p>
      <text:p text:style-name="Standard">25. Type “.2” when prompted for the patient’s baseline use of norepinephrine.</text:p>
      <text:p text:style-name="Standard">26. Type “.2” when prompted for the patient’s current use of norepinephrine.</text:p>
      <text:p text:style-name="Standard">27. Type “5” when prompted for the patient’s baseline Glasgow coma scale.</text:p>
      <text:p text:style-name="Standard">28. Type “5” when prompted for the patient’s current Glasgow coma scale.</text:p>
      <text:p text:style-name="Standard"/>
      <text:p text:style-name="Standard">#Expected Result: INDETERMINATE</text:p>
      <text:p text:style-name="Standard"/>
      <text:p text:style-name="Standard">## System Test NoCurrentConceptExist //Fergus Newton //PASSED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C6” when the “Enter patientID” dialog pops up</text:p>
      <text:p text:style-name="Standard"/>
      <text:p text:style-name="Standard">The app should now display the message dialog:” Patient 1000C6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Y” when prompted for information related to whether or not the patient is inpatient.</text:p>
      <text:p text:style-name="Standard">10. Type “Y” when prompted for information related to whether or not the patient is responsive.</text:p>
      <text:p text:style-name="Standard">11. <text:s/>Type “N” when prompted for information related to whether or not the patient has cardiac arrhythmia.</text:p>
      <text:p text:style-name="Standard">12. Type “N” when prompted for information related to whether or not the patient has a decline in baseline mental status.</text:p>
      <text:p text:style-name="Standard">13. Type “N” when prompted for information related to whether or not the patient has an infected skin wound.</text:p>
      <text:p text:style-name="Standard"><text:soft-page-break/>14. Type “N” when prompted for information related to whether or not the patient has an infected invasive device.</text:p>
      <text:p text:style-name="Standard">15. <text:s/>Type “Y” when prompted for information related to whether or not the patient has an infected recent surgical procedure.</text:p>
      <text:p text:style-name="Standard">16. <text:s/>Type “Y” when prompted for information related to whether or not the patient is immunocompromised.</text:p>
      <text:p text:style-name="Standard">17. Type “150.0” when prompted for the patient’s baseline respiratory PaOxy/FaOxy.</text:p>
      <text:p text:style-name="Standard">18. Type “500.0” when prompted for the patient’s current respiratory PaOxy/FaOxy.</text:p>
      <text:p text:style-name="Standard">19. <text:s/>Type “6.0” when prompted for the patient’s baseline use of dopamine.</text:p>
      <text:p text:style-name="Standard">20. <text:s/>Type “6.0” when prompted for the patient’s current use of dopamine.</text:p>
      <text:p text:style-name="Standard">21. Type “N” when prompted for information related to whether or not the patient had used any dobutamine yesterday.</text:p>
      <text:p text:style-name="Standard">22. Type “N” when prompted for information related to whether or not the patient had used any dobutamine recently.</text:p>
      <text:p text:style-name="Standard">23. Type “.2” when prompted for the patient’s baseline use of epinephrine.</text:p>
      <text:p text:style-name="Standard">24. Type “.2” when prompted for the patient’s current use of epinephrine.</text:p>
      <text:p text:style-name="Standard">25. Type “.2” when prompted for the patient’s baseline use of norepinephrine.</text:p>
      <text:p text:style-name="Standard">26. Type “.2” when prompted for the patient’s current use of norepinephrine.</text:p>
      <text:p text:style-name="Standard">27. Type “5” when prompted for the patient’s baseline Glasgow coma scale.</text:p>
      <text:p text:style-name="Standard">28. Type “5” when prompted for the patient’s current Glasgow coma scale.</text:p>
      <text:p text:style-name="Standard"/>
      <text:p text:style-name="Standard">#Expected Result: INDETERMINATE</text:p>
      <text:p text:style-name="Standard"/>
      <text:p text:style-name="Standard">## System Test NoBaselineConceptExist //Brad Frazier //PASSED</text:p>
      <text:p text:style-name="Standard">1. <text:s/>Start the application</text:p>
      <text:p text:style-name="Standard">2. <text:s/>Type the server location: “localhost:8080” when the “Enter server location: ”dialog pops up</text:p>
      <text:p text:style-name="Standard">3. <text:s/>Type the username “admin” when the “Enter username” dialog pops up</text:p>
      <text:p text:style-name="Standard">4. <text:s/>Type the password “Admin123” when the “Enter password” dialog pops up</text:p>
      <text:p text:style-name="Standard">5. Type the number of reports: “1” <text:s/>when the “Enter number of reports” dialog pops up</text:p>
      <text:p text:style-name="Standard">6. <text:s/>Type the patientID “1000D4” when the “Enter patientID” dialog pops up</text:p>
      <text:p text:style-name="Standard"/>
      <text:p text:style-name="Standard">The app should now display the message dialog:” Patient 1000D4 exists“.</text:p>
      <text:p text:style-name="Standard"/>
      <text:p text:style-name="Standard">7. Type “N” when prompted for information related to whether or not the patient is pregnant.</text:p>
      <text:p text:style-name="Standard">8. Type “N” when prompted for information related to the need for vasopressor support.</text:p>
      <text:p text:style-name="Standard">9. Type “Y” when prompted for information related to whether or not the patient is inpatient.</text:p>
      <text:p text:style-name="Standard">10. Type “Y” when prompted for information related to whether or not the patient is responsive.</text:p>
      <text:p text:style-name="Standard">11. <text:s/>Type “N” when prompted for information related to whether or not the patient has cardiac arrhythmia.</text:p>
      <text:p text:style-name="Standard">12. Type “N” when prompted for information related to whether or not the patient has a decline in baseline mental status.</text:p>
      <text:p text:style-name="Standard">13. Type “N” when prompted for information related to whether or not the patient has an infected skin wound.</text:p>
      <text:p text:style-name="Standard">14. Type “N” when prompted for information related to whether or not the patient has an infected invasive device.</text:p>
      <text:p text:style-name="Standard">15. <text:s/>Type “Y” when prompted for information related to whether or not the patient has an infected recent surgical procedure.</text:p>
      <text:p text:style-name="Standard">16. <text:s/>Type “Y” when prompted for information related to whether or not the patient is immunocompromised.</text:p>
      <text:p text:style-name="Standard"><text:soft-page-break/>17. Type “150.0” when prompted for the patient’s baseline respiratory PaOxy/FaOxy.</text:p>
      <text:p text:style-name="Standard">18. Type “500.0” when prompted for the patient’s current respiratory PaOxy/FaOxy.</text:p>
      <text:p text:style-name="Standard">19. <text:s/>Type “6.0” when prompted for the patient’s baseline use of dopamine.</text:p>
      <text:p text:style-name="Standard">20. <text:s/>Type “6.0” when prompted for the patient’s current use of dopamine.</text:p>
      <text:p text:style-name="Standard">21. Type “N” when prompted for information related to whether or not the patient had used any dobutamine yesterday.</text:p>
      <text:p text:style-name="Standard">22. Type “N” when prompted for information related to whether or not the patient had used any dobutamine recently.</text:p>
      <text:p text:style-name="Standard">23. Type “.2” when prompted for the patient’s baseline use of epinephrine.</text:p>
      <text:p text:style-name="Standard">24. Type “.2” when prompted for the patient’s current use of epinephrine.</text:p>
      <text:p text:style-name="Standard">25. Type “.2” when prompted for the patient’s baseline use of norepinephrine.</text:p>
      <text:p text:style-name="Standard">26. Type “.2” when prompted for the patient’s current use of norepinephrine.</text:p>
      <text:p text:style-name="Standard">27. Type “5” when prompted for the patient’s baseline Glasgow coma scale.</text:p>
      <text:p text:style-name="Standard">28. Type “5” when prompted for the patient’s current Glasgow coma scale.</text:p>
      <text:p text:style-name="Standard"/>
      <text:p text:style-name="Standard">#Expected Result: INDETERMINATE</text:p>
      <text:p text:style-name="Standard"/>
      <text:p text:style-name="Standard"/>
      <text:p text:style-name="Standard"/>
      <text:p text:style-name="Standard"/>
      <text:p text:style-name="Standard">JACK MAKE INVALID ENTRI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0:58:03.216024474</meta:creation-date>
    <dc:date>2020-11-17T20:58:45.645719644</dc:date>
    <meta:editing-duration>PT44S</meta:editing-duration>
    <meta:editing-cycles>1</meta:editing-cycles>
    <meta:document-statistic meta:table-count="0" meta:image-count="0" meta:object-count="0" meta:page-count="13" meta:paragraph-count="446" meta:word-count="5876" meta:character-count="36359" meta:non-whitespace-character-count="30785"/>
    <meta:generator>LibreOffice/6.0.7.3$Linux_X86_64 LibreOffice_project/00m0$Build-3</meta:generator>
  </office:meta>
</office:document-meta>
</file>